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3A7000043E85CB1C58F91861B6C.svm" manifest:media-type="image/x-svm"/>
  <manifest:file-entry manifest:full-path="Pictures/100002000000045F0000029134894B62752E78A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000000001A3000000D44AE05342C2FA4525.png" manifest:media-type="image/png"/>
  <manifest:file-entry manifest:full-path="Pictures/10000000000002B400000132588A41E1A2E43C4D.png" manifest:media-type="image/png"/>
  <manifest:file-entry manifest:full-path="Pictures/10000000000001A7000000C7C7C84EFB21AB55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64944"/>
    </style:style>
    <style:style style:name="P6" style:family="paragraph" style:parent-style-name="Без_20_имени1">
      <style:paragraph-properties fo:break-before="page"/>
      <style:text-properties officeooo:paragraph-rsid="00687d3e"/>
    </style:style>
    <style:style style:name="P7" style:family="paragraph" style:parent-style-name="Centralized">
      <style:text-properties officeooo:paragraph-rsid="006ad9be"/>
    </style:style>
    <style:style style:name="P8" style:family="paragraph" style:parent-style-name="Centralized">
      <style:text-properties officeooo:rsid="006ad9be" officeooo:paragraph-rsid="006ad9be"/>
    </style:style>
    <style:style style:name="P9" style:family="paragraph" style:parent-style-name="Centralized">
      <style:text-properties officeooo:rsid="006cb712" officeooo:paragraph-rsid="006cb712"/>
    </style:style>
    <style:style style:name="P10" style:family="paragraph" style:parent-style-name="Centralized">
      <style:paragraph-properties fo:break-before="page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ce48e"/>
    </style:style>
    <style:style style:name="T4" style:family="text">
      <style:text-properties fo:language="en" fo:country="US" officeooo:rsid="0068a8da"/>
    </style:style>
    <style:style style:name="T5" style:family="text">
      <style:text-properties officeooo:rsid="00687d3e"/>
    </style:style>
    <style:style style:name="T6" style:family="text">
      <style:text-properties officeooo:rsid="0068fe8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974cm" svg:y="14.03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503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1</text:span></text:span><text:span text:style-name="Strong"> </text:span></text:p>
      <text:p text:style-name="P5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4"/>
      <text:p text:style-name="P4"/>
      <text:p text:style-name="P2"/>
      <text:p><text:span text:style-name="T5">С</text:span>труктура сети</text:p>
      <text:p text:style-name="P7"><text:span text:style-name="T5">Параметры сервера сети</text:span></text:p>
      <text:p text:style-name="P7">Последовательность пакетов <text:span text:style-name="T4">DHCP</text:span>: <text:span text:style-name="T2">PCX – HubX – Hub4 – Server2 – Hub4 – HubX – PCX</text:span></text:p>
      <text:p text:style-name="P10"><draw:frame draw:style-name="fr4" draw:name="Изображение3" text:anchor-type="paragraph" svg:width="16.501cm" svg:height="7.295cm" draw:z-index="4"><draw:image xlink:href="Pictures/10000000000002B400000132588A41E1A2E43C4D.png" xlink:type="simple" xlink:show="embed" xlink:actuate="onLoad" loext:mime-type="image/png"/></draw:frame>Работа браузера на одном из компьютеров, подключённых к серверу</text:p>
      <text:p text:style-name="P8"><draw:frame draw:style-name="fr3" draw:name="Изображение5" text:anchor-type="paragraph" svg:x="2.496cm" svg:y="5.927cm" svg:width="11.192cm" svg:height="5.265cm" draw:z-index="2"><draw:image xlink:href="Pictures/10000000000001A7000000C7C7C84EFB21AB5503.png" xlink:type="simple" xlink:show="embed" xlink:actuate="onLoad" loext:mime-type="image/png"/></draw:frame><draw:frame draw:style-name="fr3" draw:name="Изображение4" text:anchor-type="paragraph" svg:x="2.708cm" svg:y="-0.238cm" svg:width="11.086cm" svg:height="5.609cm" draw:z-index="3"><draw:image xlink:href="Pictures/10000000000001A3000000D44AE05342C2FA4525.png" xlink:type="simple" xlink:show="embed" xlink:actuate="onLoad" loext:mime-type="image/png"/></draw:frame>Результат проверки задержки подключения одного компьютера к серверу</text:p>
      <text:p text:style-name="P9">Результат проверки задержки подключения компьютера к серверу с запущенным периодичным пакето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0</meta:editing-cycles>
    <meta:print-date>2017-11-23T13:01:00</meta:print-date>
    <meta:creation-date>2021-05-31T03:31:00</meta:creation-date>
    <dc:date>2022-10-22T12:18:37.269000000</dc:date>
    <meta:generator>LibreOffice/6.2.0.3$Windows_X86_64 LibreOffice_project/98c6a8a1c6c7b144ce3cc729e34964b47ce25d62</meta:generator>
    <meta:editing-duration>PT7H3M14S</meta:editing-duration>
    <meta:document-statistic meta:table-count="0" meta:image-count="5" meta:object-count="0" meta:page-count="3" meta:paragraph-count="15" meta:word-count="81" meta:character-count="689" meta:non-whitespace-character-count="613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